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engths [mm]</text:p>
          </table:table-cell>
          <table:table-cell office:value-type="string" table:style-name="ce1">
            <text:p>freq [GHz]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9318999999999997" table:style-name="ce1">
            <text:p>4.9319</text:p>
          </table:table-cell>
          <table:table-cell table:number-columns-repeated="16382"/>
        </table:table-row>
        <table:table-row table:style-name="ro1">
          <table:table-cell office:value-type="float" office:value="5.75" table:style-name="ce1">
            <text:p>5.75</text:p>
          </table:table-cell>
          <table:table-cell office:value-type="float" office:value="4.99" table:style-name="ce1">
            <text:p>4.99</text:p>
          </table:table-cell>
          <table:table-cell table:number-columns-repeated="16382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5.38" table:style-name="ce1">
            <text:p>5.38</text:p>
          </table:table-cell>
          <table:table-cell table:number-columns-repeated="16382"/>
        </table:table-row>
        <table:table-row table:style-name="ro1">
          <table:table-cell office:value-type="float" office:value="5.25" table:style-name="ce1">
            <text:p>5.25</text:p>
          </table:table-cell>
          <table:table-cell office:value-type="float" office:value="5.64" table:style-name="ce1">
            <text:p>5.6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92" table:style-name="ce1">
            <text:p>5.92</text:p>
          </table:table-cell>
          <table:table-cell table:number-columns-repeated="16382"/>
        </table:table-row>
        <table:table-row table:style-name="ro1">
          <table:table-cell office:value-type="float" office:value="4.75" table:style-name="ce1">
            <text:p>4.75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6.58" table:style-name="ce1">
            <text:p>6.58</text:p>
          </table:table-cell>
          <table:table-cell table:number-columns-repeated="16382"/>
        </table:table-row>
        <table:table-row table:style-name="ro1">
          <table:table-cell office:value-type="float" office:value="4.25" table:style-name="ce1">
            <text:p>4.25</text:p>
          </table:table-cell>
          <table:table-cell office:value-type="float" office:value="6.85" table:style-name="ce1">
            <text:p>6.8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4" table:style-name="ce1">
            <text:p>7.4</text:p>
          </table:table-cell>
          <table:table-cell table:number-columns-repeated="16382"/>
        </table:table-row>
        <table:table-row table:style-name="ro1">
          <table:table-cell office:value-type="float" office:value="3.75" table:style-name="ce1">
            <text:p>3.75</text:p>
          </table:table-cell>
          <table:table-cell office:value-type="float" office:value="7.9" table:style-name="ce1">
            <text:p>7.9</text:p>
          </table:table-cell>
          <table:table-cell table:number-columns-repeated="16382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8.31" table:style-name="ce1">
            <text:p>8.31</text:p>
          </table:table-cell>
          <table:table-cell table:number-columns-repeated="16382"/>
        </table:table-row>
        <table:table-row table:style-name="ro1">
          <table:table-cell office:value-type="float" office:value="3.25" table:style-name="ce1">
            <text:p>3.25</text:p>
          </table:table-cell>
          <table:table-cell office:value-type="float" office:value="8.85" table:style-name="ce1">
            <text:p>8.8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.5500000000000007" table:style-name="ce1">
            <text:p>9.55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Nathan Moses (student)</meta:initial-creator>
    <dc:creator>Nathan Moses (student)</dc:creator>
    <meta:creation-date>2021-06-28T15:50:30Z</meta:creation-date>
    <dc:date>2021-06-29T08:36:37Z</dc:date>
  </office:meta>
</office:document-meta>
</file>